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fit-to-size="tru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6.67pt" svg:height="311.7pt" svg:x="270.48pt" svg:y="110.69pt">
            <loext:p draw:notify-on-update-of-ranges="Sheet1.A7:Sheet1.A11 Sheet1.B6:Sheet1.B6 Sheet1.B7:Sheet1.B11 Sheet1.C6:Sheet1.C6 Sheet1.C7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port compil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oretical Analysis 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irical Evaluation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ystem <text:s/>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terature review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2:04:30.327807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0:58:16.279543596</meta:creation-date>
    <dc:date>2017-11-02T12:22:36.536258745</dc:date>
    <meta:editing-duration>PT10M56S</meta:editing-duration>
    <meta:editing-cycles>4</meta:editing-cycles>
    <meta:generator>LibreOffice/5.3.1.2$Linux_X86_64 LibreOffice_project/3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4" style:family="chart" style:data-style-name="N0">
      <style:chart-properties chart:display-label="true" chart:logarithmic="false" chart:maximum="6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64cm" svg:height="10.997cm" xlink:href=".." xlink:type="simple" chart:class="chart:bar" chart:style-name="ch1">
        <chart:plot-area chart:style-name="ch2" table:cell-range-address="Sheet1.A6:Sheet1.C11" chart:data-source-has-labels="both" svg:x="1.481cm" svg:y="0.218cm" svg:width="26.254cm" svg:height="10.559cm">
          <chartooo:coordinate-region svg:x="6.547cm" svg:y="0.218cm" svg:width="21.094cm" svg:height="9.965cm"/>
          <chart:axis chart:dimension="x" chart:name="primary-x" chart:style-name="ch3" chartooo:axis-type="auto">
            <chartooo:date-scale/>
            <chart:categories table:cell-range-address="Sheet1.A7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1" chart:label-cell-address="Sheet1.B6:Sheet1.B6" chart:class="chart:bar">
            <chart:data-point chart:repeated="5"/>
          </chart:series>
          <chart:series chart:style-name="ch7" chart:values-cell-range-address="Sheet1.C7:Sheet1.C11" chart:label-cell-address="Sheet1.C6:Sheet1.C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6:Sheet1.B6</svg:desc>
                </draw:g>
              </table:table-cell>
              <table:table-cell office:value-type="string">
                <text:p> 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ort compilation</text:p>
                <draw:g>
                  <svg:desc>Sheet1.A7:Sheet1.A11</svg:desc>
                </draw:g>
              </table:table-cell>
              <table:table-cell office:value-type="float" office:value="2">
                <text:p>2</text:p>
                <draw:g>
                  <svg:desc>Sheet1.B7:Sheet1.B11</svg:desc>
                </draw:g>
              </table:table-cell>
              <table:table-cell office:value-type="float" office:value="4">
                <text:p>4</text:p>
                <draw:g>
                  <svg:desc>Sheet1.C7:Sheet1.C11</svg:desc>
                </draw:g>
              </table:table-cell>
            </table:table-row>
            <table:table-row>
              <table:table-cell office:value-type="string">
                <text:p>Theoretical Analysis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mpirical Evaluation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ystem  implementatio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terature review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